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f598" officeooo:paragraph-rsid="0005f598"/>
    </style:style>
    <style:style style:name="P2" style:family="paragraph" style:parent-style-name="Standard">
      <style:text-properties officeooo:rsid="0005f598" officeooo:paragraph-rsid="0007c16f"/>
    </style:style>
    <style:style style:name="P3" style:family="paragraph" style:parent-style-name="Standard">
      <style:text-properties officeooo:rsid="0005f598" officeooo:paragraph-rsid="000d66f1"/>
    </style:style>
    <style:style style:name="P4" style:family="paragraph" style:parent-style-name="Standard">
      <style:text-properties officeooo:rsid="0005f598" officeooo:paragraph-rsid="000f3c91"/>
    </style:style>
    <style:style style:name="P5" style:family="paragraph" style:parent-style-name="Standard">
      <style:text-properties officeooo:rsid="0005f598" officeooo:paragraph-rsid="000fc6ac"/>
    </style:style>
    <style:style style:name="P6" style:family="paragraph" style:parent-style-name="Standard">
      <style:text-properties officeooo:rsid="0005f598" officeooo:paragraph-rsid="0016129d"/>
    </style:style>
    <style:style style:name="P7" style:family="paragraph" style:parent-style-name="Standard">
      <style:text-properties officeooo:rsid="0005f598" officeooo:paragraph-rsid="0019baeb"/>
    </style:style>
    <style:style style:name="P8" style:family="paragraph" style:parent-style-name="Standard">
      <style:text-properties officeooo:rsid="0005f598" officeooo:paragraph-rsid="001db254"/>
    </style:style>
    <style:style style:name="P9" style:family="paragraph" style:parent-style-name="Standard">
      <style:text-properties officeooo:rsid="0005f598" officeooo:paragraph-rsid="00201bbc"/>
    </style:style>
    <style:style style:name="P10" style:family="paragraph" style:parent-style-name="Standard">
      <style:text-properties officeooo:rsid="0005f598" officeooo:paragraph-rsid="0020c724"/>
    </style:style>
    <style:style style:name="P11" style:family="paragraph" style:parent-style-name="Standard">
      <style:text-properties officeooo:rsid="0005f598" officeooo:paragraph-rsid="00229b72"/>
    </style:style>
    <style:style style:name="P12" style:family="paragraph" style:parent-style-name="Standard">
      <style:text-properties fo:font-weight="bold" officeooo:rsid="0005f598" officeooo:paragraph-rsid="0005f598" style:font-weight-asian="bold" style:font-weight-complex="bold"/>
    </style:style>
    <style:style style:name="P13" style:family="paragraph" style:parent-style-name="Standard">
      <style:text-properties fo:font-weight="bold" officeooo:rsid="0005f598" officeooo:paragraph-rsid="0007c16f" style:font-weight-asian="bold" style:font-weight-complex="bold"/>
    </style:style>
    <style:style style:name="P14" style:family="paragraph" style:parent-style-name="Standard">
      <style:text-properties fo:font-weight="bold" officeooo:rsid="0005f598" officeooo:paragraph-rsid="000f3c91" style:font-weight-asian="bold" style:font-weight-complex="bold"/>
    </style:style>
    <style:style style:name="P15" style:family="paragraph" style:parent-style-name="Standard">
      <style:text-properties fo:font-weight="bold" officeooo:rsid="0005f598" officeooo:paragraph-rsid="0016129d" style:font-weight-asian="bold" style:font-weight-complex="bold"/>
    </style:style>
    <style:style style:name="P16" style:family="paragraph" style:parent-style-name="Standard">
      <style:text-properties fo:font-weight="bold" officeooo:rsid="0005f598" officeooo:paragraph-rsid="00201bbc" style:font-weight-asian="bold" style:font-weight-complex="bold"/>
    </style:style>
    <style:style style:name="P17" style:family="paragraph" style:parent-style-name="Standard">
      <style:text-properties fo:font-weight="bold" officeooo:paragraph-rsid="0005f598" style:font-weight-asian="bold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5f598" officeooo:paragraph-rsid="0005f598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5f598" officeooo:paragraph-rsid="000d66f1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5f598" officeooo:paragraph-rsid="0016129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5f598" officeooo:paragraph-rsid="001db254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cc0000" fo:font-weight="normal" officeooo:rsid="0005f598" officeooo:paragraph-rsid="0019baeb" style:font-weight-asian="normal" style:font-weight-complex="normal"/>
    </style:style>
    <style:style style:name="P24" style:family="paragraph" style:parent-style-name="Standard">
      <style:text-properties fo:font-weight="normal" officeooo:rsid="0005f598" officeooo:paragraph-rsid="001db254" style:font-weight-asian="normal" style:font-weight-complex="normal"/>
    </style:style>
    <style:style style:name="T1" style:family="text">
      <style:text-properties officeooo:rsid="0005f598"/>
    </style:style>
    <style:style style:name="T2" style:family="text">
      <style:text-properties fo:color="#800000"/>
    </style:style>
    <style:style style:name="T3" style:family="text">
      <style:text-properties fo:color="#800000" officeooo:rsid="0007c16f"/>
    </style:style>
    <style:style style:name="T4" style:family="text">
      <style:text-properties fo:color="#800000" fo:font-weight="normal" officeooo:rsid="0007c16f" style:font-weight-asian="normal" style:font-weight-complex="normal"/>
    </style:style>
    <style:style style:name="T5" style:family="text">
      <style:text-properties fo:color="#800000" fo:font-weight="normal" officeooo:rsid="000f3c91" style:font-weight-asian="normal" style:font-weight-complex="normal"/>
    </style:style>
    <style:style style:name="T6" style:family="text">
      <style:text-properties fo:color="#800000" fo:font-weight="normal" officeooo:rsid="000fc6ac" style:font-weight-asian="normal" style:font-weight-complex="normal"/>
    </style:style>
    <style:style style:name="T7" style:family="text">
      <style:text-properties fo:color="#800000" fo:font-weight="normal" officeooo:rsid="0016129d" style:font-weight-asian="normal" style:font-weight-complex="normal"/>
    </style:style>
    <style:style style:name="T8" style:family="text">
      <style:text-properties fo:color="#800000" fo:font-weight="normal" officeooo:rsid="0020c724" style:font-weight-asian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7c16f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0d66f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6129d" style:font-size-asian="12pt" style:font-weight-asian="bold" style:font-size-complex="12pt" style:font-weight-complex="bold"/>
    </style:style>
    <style:style style:name="T13" style:family="text">
      <style:text-properties officeooo:rsid="0007c16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officeooo:rsid="0007c16f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officeooo:rsid="001bc89f" style:font-weight-asian="bold" style:font-weight-complex="bold"/>
    </style:style>
    <style:style style:name="T18" style:family="text">
      <style:text-properties fo:color="#000000" fo:font-weight="bold" officeooo:rsid="00229b72" style:font-weight-asian="bold" style:font-weight-complex="bold"/>
    </style:style>
    <style:style style:name="T19" style:family="text">
      <style:text-properties fo:color="#000000" officeooo:rsid="00188770"/>
    </style:style>
    <style:style style:name="T20" style:family="text">
      <style:text-properties fo:color="#000000" officeooo:rsid="0019baeb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000000" fo:font-weight="normal" officeooo:rsid="00188770" style:font-weight-asian="normal" style:font-weight-complex="normal"/>
    </style:style>
    <style:style style:name="T23" style:family="text">
      <style:text-properties fo:color="#000000" fo:font-weight="normal" officeooo:rsid="0019c9dc" style:font-weight-asian="normal" style:font-weight-complex="normal"/>
    </style:style>
    <style:style style:name="T24" style:family="text">
      <style:text-properties fo:color="#000000" fo:font-weight="normal" officeooo:rsid="0019baeb" style:font-weight-asian="normal" style:font-weight-complex="normal"/>
    </style:style>
    <style:style style:name="T25" style:family="text">
      <style:text-properties fo:color="#000000" fo:font-weight="normal" officeooo:rsid="001bc89f" style:font-weight-asian="normal" style:font-weight-complex="normal"/>
    </style:style>
    <style:style style:name="T26" style:family="text">
      <style:text-properties fo:color="#000000" officeooo:rsid="0019c9dc"/>
    </style:style>
    <style:style style:name="T27" style:family="text">
      <style:text-properties fo:color="#000000" officeooo:rsid="00229b72"/>
    </style:style>
    <style:style style:name="T28" style:family="text">
      <style:text-properties officeooo:rsid="000f3c91"/>
    </style:style>
    <style:style style:name="T29" style:family="text">
      <style:text-properties officeooo:rsid="0019baeb"/>
    </style:style>
    <style:style style:name="T30" style:family="text">
      <style:text-properties fo:color="#cc0000" fo:font-weight="bold" officeooo:rsid="001bc89f" style:font-weight-asian="bold" style:font-weight-complex="bold"/>
    </style:style>
    <style:style style:name="T31" style:family="text">
      <style:text-properties fo:color="#cc0000" fo:font-weight="bold" officeooo:rsid="00229b72" style:font-weight-asian="bold" style:font-weight-complex="bold"/>
    </style:style>
    <style:style style:name="T32" style:family="text">
      <style:text-properties fo:color="#cc0000" fo:font-weight="normal" officeooo:rsid="0019bae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<text:tab/><text:tab/><text:tab/><text:tab/><text:tab/>EDGE</text:p>
      <text:p text:style-name="P1"><text:span text:style-name="T9"><text:tab/><text:tab/><text:tab/>============================</text:span></text:p>
      <text:p text:style-name="P17"><text:span text:style-name="T1">Testing Server</text:span></text:p>
      <text:p text:style-name="P12">==========</text:p>
      <text:p text:style-name="P1"><text:tab/>LOCAL MAC SERVER</text:p>
      <text:p text:style-name="P1"><text:tab/>IP ADDRESS <text:tab/><text:tab/>: <text:span text:style-name="T2">192.168.11.6</text:span></text:p>
      <text:p text:style-name="P1"><text:tab/>DOMAIN NAME <text:tab/>: <text:span text:style-name="T2">edgedemo.solverminds.net</text:span></text:p>
      <text:p text:style-name="P1"/>
      <text:p text:style-name="P1"><text:tab/>login credentials:</text:p>
      <text:p text:style-name="P1"><text:tab/>============</text:p>
      <text:p text:style-name="P1"><text:tab/><text:tab/>ssh <text:a xlink:type="simple" xlink:href="mailto:maccan@192.168.11.6" text:style-name="Internet_20_link" text:visited-style-name="Visited_20_Internet_20_Link">maccan@192.168.11.6</text:a></text:p>
      <text:p text:style-name="P1"><text:tab/><text:tab/>username : <text:span text:style-name="T2">maccan</text:span></text:p>
      <text:p text:style-name="P1"><text:tab/><text:tab/>password : <text:span text:style-name="T2">password</text:span></text:p>
      <text:p text:style-name="P12"/>
      <text:p text:style-name="P12"><text:s/>Production Server</text:p>
      <text:p text:style-name="P1"><text:span text:style-name="T14"><text:s/>==============</text:span></text:p>
      <text:p text:style-name="P1"><text:tab/> <text:s text:c="3"/>UK Server</text:p>
      <text:p text:style-name="P1"><text:tab/> <text:s text:c="3"/>IPADDRESS : <text:span text:style-name="T2">192.168.100.10</text:span></text:p>
      <text:p text:style-name="P1"><text:tab/> <text:s text:c="3"/>DOMAIN NAME : <text:span text:style-name="T2">edge.solverminds.net</text:span></text:p>
      <text:p text:style-name="P1"/>
      <text:p text:style-name="P1"><text:tab/>login credentials</text:p>
      <text:p text:style-name="P1"><text:tab/>============</text:p>
      <text:p text:style-name="P1"><text:tab/><text:tab/>ssh <text:a xlink:type="simple" xlink:href="mailto:edge@192.168.100.10" text:style-name="Internet_20_link" text:visited-style-name="Visited_20_Internet_20_Link">edge@192.168.100.10</text:a></text:p>
      <text:p text:style-name="P1"><text:tab/><text:tab/>Username : <text:span text:style-name="T2">edge</text:span></text:p>
      <text:p text:style-name="P1"><text:tab/><text:tab/>Password <text:s/>: <text:a xlink:type="simple" xlink:href="mailto:P@ssw0rd" text:style-name="Internet_20_link" text:visited-style-name="Visited_20_Internet_20_Link"><text:span text:style-name="T2">P@ssw0rd</text:span></text:a></text:p>
      <text:p text:style-name="P2"/>
      <text:p text:style-name="P2"><text:tab/><text:tab/><text:tab/><text:span text:style-name="T9"><text:tab/><text:tab/></text:span><text:span text:style-name="T10">TEEKAY</text:span></text:p>
      <text:p text:style-name="P2"><text:span text:style-name="T9"><text:tab/><text:tab/><text:tab/>============================</text:span></text:p>
      <text:p text:style-name="P13">Production Server</text:p>
      <text:p text:style-name="P2"><text:span text:style-name="T14"><text:s/>==============</text:span></text:p>
      <text:p text:style-name="P2"><text:tab/> <text:s text:c="3"/><text:span text:style-name="T13">AWS</text:span> Server</text:p>
      <text:p text:style-name="P2"><text:tab/> <text:s text:c="3"/>IPADDRESS <text:tab/>: <text:span text:style-name="T4">52.221.71.97</text:span></text:p>
      <text:p text:style-name="P2"><text:tab/> <text:s text:c="3"/>DOMAIN NAME <text:tab/>: <text:span text:style-name="T4">https://vbs.teekay.com</text:span></text:p>
      <text:p text:style-name="P2"/>
      <text:p text:style-name="P2"><text:tab/>login credentials</text:p>
      <text:p text:style-name="P2"><text:tab/>============</text:p>
      <text:p text:style-name="P2"><text:tab/><text:tab/><text:span text:style-name="T13">ssh -i TeekayProject2.pem ubuntu@52.221.71.97</text:span></text:p>
      <text:p text:style-name="P9"><text:tab/></text:p>
      <text:p text:style-name="P9"><text:tab/><text:tab/><text:span text:style-name="T15">Required</text:span><text:span text:style-name="T3"> </text:span><text:span text:style-name="T4">TeekayProject2.pem</text:span><text:span text:style-name="T3"> </text:span><text:span text:style-name="T15">file</text:span></text:p>
      <text:p text:style-name="P3"><text:tab/><text:tab/><text:tab/><text:span text:style-name="T9"><text:tab/></text:span></text:p>
      <text:p text:style-name="P3"><text:span text:style-name="T10"><text:tab/><text:tab/><text:tab/><text:tab/></text:span><text:span text:style-name="T11">OVARIANCANCER</text:span></text:p>
      <text:p text:style-name="P20"><text:span text:style-name="T15"><text:tab/><text:tab/><text:tab/>============================</text:span></text:p>
      <text:p text:style-name="P2"><text:span text:style-name="T15"/></text:p>
      <text:p text:style-name="P14">Production Server</text:p>
      <text:p text:style-name="P4"><text:span text:style-name="T14"><text:s/>==============</text:span></text:p>
      <text:p text:style-name="P4"><text:tab/> <text:s text:c="3"/><text:span text:style-name="T28">UK</text:span> Server</text:p>
      <text:p text:style-name="P4"><text:tab/> <text:s text:c="3"/>IPADDRESS <text:tab/>: <text:span text:style-name="T5">35.176.0.10</text:span></text:p>
      <text:p text:style-name="P4"><text:tab/> <text:s text:c="3"/><text:span text:style-name="T14">DOMAIN NAME <text:tab/>: </text:span><text:span text:style-name="T5">https://ovariancancer.eu/</text:span></text:p>
      <text:p text:style-name="P4"/>
      <text:p text:style-name="P4"/>
      <text:p text:style-name="P4"/>
      <text:p text:style-name="P4"><text:soft-page-break/><text:tab/>login credentials</text:p>
      <text:p text:style-name="P4"><text:tab/>============</text:p>
      <text:p text:style-name="P5"><text:tab/><text:tab/><text:span text:style-name="T13">ssh -i UK-Server.pem ubuntu@35.176.0.10</text:span></text:p>
      <text:p text:style-name="P4"><text:tab/></text:p>
      <text:p text:style-name="P5"><text:tab/><text:tab/><text:span text:style-name="T15">Required</text:span><text:span text:style-name="T3"> </text:span><text:span text:style-name="T6">UK-Server.pem</text:span><text:span text:style-name="T3"> </text:span><text:span text:style-name="T15">file</text:span></text:p>
      <text:p text:style-name="P4"/>
      <text:p text:style-name="P6"><text:tab/><text:tab/><text:span text:style-name="T10"><text:tab/><text:tab/></text:span><text:span text:style-name="T12">SVMPHARMA</text:span></text:p>
      <text:p text:style-name="P21"><text:span text:style-name="T15"><text:tab/><text:tab/><text:tab/>============================</text:span></text:p>
      <text:p text:style-name="P6"><text:tab/></text:p>
      <text:p text:style-name="P15">Production Server</text:p>
      <text:p text:style-name="P6"><text:span text:style-name="T14"><text:s/>==============</text:span></text:p>
      <text:p text:style-name="P6"><text:tab/> <text:s text:c="3"/><text:span text:style-name="T28">UK</text:span> Server</text:p>
      <text:p text:style-name="P6"><text:tab/> <text:s text:c="3"/>IPADDRESS <text:tab/>: <text:span text:style-name="T7">35.177.101.56</text:span></text:p>
      <text:p text:style-name="P6"><text:tab/> <text:s text:c="3"/></text:p>
      <text:p text:style-name="P6"><text:tab/>login credentials</text:p>
      <text:p text:style-name="P6"><text:tab/>============</text:p>
      <text:p text:style-name="P6"><text:tab/><text:tab/><text:span text:style-name="T13">ssh -i UK_server1.pem ubuntu@35.177.101.56</text:span></text:p>
      <text:p text:style-name="P6"><text:tab/></text:p>
      <text:p text:style-name="P6"><text:tab/><text:tab/><text:span text:style-name="T15">Required</text:span><text:span text:style-name="T3"> </text:span><text:span text:style-name="T7">UK_server1.pem</text:span><text:span text:style-name="T3"> </text:span><text:span text:style-name="T15">file</text:span></text:p>
      <text:p text:style-name="P6"><text:span text:style-name="T15"/></text:p>
      <text:p text:style-name="P6"><text:span text:style-name="T15"><text:s/></text:span><text:span text:style-name="T19"><text:s/>This Server Contains the Jboss Container, the following war file</text:span><text:span text:style-name="T26">s</text:span><text:span text:style-name="T19"> placed in the following <text:s/></text:span><text:span text:style-name="T20">jboss </text:span><text:span text:style-name="T19">deployments </text:span><text:span text:style-name="T20">directory</text:span></text:p>
      <text:p text:style-name="P7"><text:span text:style-name="T15"><text:tab/></text:span><text:span text:style-name="T16"><text:tab/></text:span><text:span text:style-name="T21"><text:tab/></text:span><text:span text:style-name="T32">alimerapt.war</text:span></text:p>
      <text:p text:style-name="P23"><text:span text:style-name="T29"><text:tab/><text:tab/><text:tab/>Alimera.war</text:span></text:p>
      <text:p text:style-name="P23"><text:span text:style-name="T29"><text:tab/><text:tab/><text:tab/>AsynchMDBBean.jar</text:span></text:p>
      <text:p text:style-name="P23"><text:span text:style-name="T29"><text:tab/><text:tab/><text:tab/>Cayston.war</text:span></text:p>
      <text:p text:style-name="P23"><text:span text:style-name="T29"><text:tab/><text:tab/><text:tab/>celgene.war</text:span></text:p>
      <text:p text:style-name="P23"><text:span text:style-name="T29"><text:tab/><text:tab/><text:tab/>cfte.war</text:span></text:p>
      <text:p text:style-name="P23"><text:span text:style-name="T29"><text:tab/><text:tab/><text:tab/>iceptaudit.war</text:span></text:p>
      <text:p text:style-name="P23"><text:span text:style-name="T29"><text:tab/><text:tab/><text:tab/>IncyteAsynchMDBBean.jar</text:span></text:p>
      <text:p text:style-name="P23"><text:span text:style-name="T29"><text:tab/><text:tab/><text:tab/>Incyte.war</text:span></text:p>
      <text:p text:style-name="P23"><text:span text:style-name="T29"><text:tab/><text:tab/><text:tab/>ipsennew.war</text:span></text:p>
      <text:p text:style-name="P23"/>
      <text:p text:style-name="P8"><text:span text:style-name="T16"><text:tab/></text:span><text:span text:style-name="T25">And also this server contains the </text:span><text:span text:style-name="T30">jtrac</text:span><text:span text:style-name="T25"> docker container </text:span></text:p>
      <text:p text:style-name="P8"><text:span text:style-name="T25"><text:s/></text:span></text:p>
      <text:p text:style-name="P24"><text:tab/><text:tab/><text:tab/><text:tab/><text:span text:style-name="T12">SVMPHARMA</text:span></text:p>
      <text:p text:style-name="P22"><text:span text:style-name="T15"><text:tab/><text:tab/><text:tab/>============================</text:span></text:p>
      <text:p text:style-name="P6"/>
      <text:p text:style-name="P16">Production Server</text:p>
      <text:p text:style-name="P9"><text:span text:style-name="T14"><text:s/>==============</text:span></text:p>
      <text:p text:style-name="P9"><text:tab/> <text:s text:c="3"/><text:span text:style-name="T28">UK</text:span> Server</text:p>
      <text:p text:style-name="P10"><text:tab/> <text:s text:c="3"/>IPADDRESS <text:tab/>: <text:span text:style-name="T8">35.176.250.228</text:span></text:p>
      <text:p text:style-name="P9"><text:tab/> <text:s text:c="3"/></text:p>
      <text:p text:style-name="P9"><text:tab/>login credentials</text:p>
      <text:p text:style-name="P9"><text:tab/>============</text:p>
      <text:p text:style-name="P9"><text:tab/><text:tab/><text:span text:style-name="T13">ssh -i UK_server1.pem ubuntu@35.177.101.56</text:span></text:p>
      <text:p text:style-name="P9"><text:tab/></text:p>
      <text:p text:style-name="P9"><text:tab/><text:tab/><text:span text:style-name="T15">Required</text:span><text:span text:style-name="T3"> </text:span><text:span text:style-name="T7">UK_server</text:span><text:span text:style-name="T8">2</text:span><text:span text:style-name="T7">.pem</text:span><text:span text:style-name="T3"> </text:span><text:span text:style-name="T15">file</text:span></text:p>
      <text:p text:style-name="P9"><text:span text:style-name="T15"/></text:p>
      <text:p text:style-name="P9"><text:span text:style-name="T15"><text:tab/></text:span><text:span text:style-name="T27">This Server contains the following svmpharma.com main page source .. </text:span></text:p>
      <text:p text:style-name="P9"><text:span text:style-name="T27"><text:tab/><text:tab/></text:span></text:p>
      <text:p text:style-name="P11"><text:span text:style-name="T27"><text:tab/><text:tab/>DOMAIN NAME : </text:span><text:span text:style-name="T31">http://www.svmpharma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8:02.833861121</meta:creation-date>
    <dc:date>2018-03-02T18:11:42.674109020</dc:date>
    <meta:editing-duration>PT2H2M46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88" meta:word-count="188" meta:character-count="1924" meta:non-whitespace-character-count="1592"/>
  </office:meta>
</office:document-meta>
</file>